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5.69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7.303cm"/>
    </style:style>
    <style:style style:name="Table29.E" style:family="table-column">
      <style:table-column-properties style:column-width="1.799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4" style:family="paragraph" style:parent-style-name="Standard">
      <loext:graphic-properties draw:fill-gradient-name="gradient" draw:fill-hatch-name="hatch"/>
      <style:text-properties officeooo:rsid="001f26a1" officeooo:paragraph-rsid="001f26a1"/>
    </style:style>
    <style:style style:name="P55" style:family="paragraph" style:parent-style-name="Standard">
      <style:text-properties officeooo:rsid="00205d6e" officeooo:paragraph-rsid="00205d6e"/>
    </style:style>
    <style:style style:name="P56" style:family="paragraph" style:parent-style-name="Standard">
      <style:text-properties officeooo:rsid="00205d6e" officeooo:paragraph-rsid="002183ce"/>
    </style:style>
    <style:style style:name="P57" style:family="paragraph" style:parent-style-name="Standard">
      <style:text-properties officeooo:paragraph-rsid="00205d6e"/>
    </style:style>
    <style:style style:name="P58" style:family="paragraph" style:parent-style-name="Standard">
      <style:text-properties officeooo:rsid="002315fa" officeooo:paragraph-rsid="002315fa"/>
    </style:style>
    <style:style style:name="P59" style:family="paragraph" style:parent-style-name="Standard">
      <style:text-properties officeooo:rsid="0023b4dc" officeooo:paragraph-rsid="0023b4dc"/>
    </style:style>
    <style:style style:name="P60" style:family="paragraph" style:parent-style-name="Text_20_body">
      <style:text-properties officeooo:rsid="002a6de4" officeooo:paragraph-rsid="002a6de4"/>
    </style:style>
    <style:style style:name="P61" style:family="paragraph" style:parent-style-name="Text_20_body">
      <style:text-properties officeooo:rsid="002c6ea4" officeooo:paragraph-rsid="002c6ea4"/>
    </style:style>
    <style:style style:name="P62" style:family="paragraph" style:parent-style-name="Text_20_body">
      <style:text-properties officeooo:rsid="002b88e2" officeooo:paragraph-rsid="002b88e2"/>
    </style:style>
    <style:style style:name="P63" style:family="paragraph" style:parent-style-name="Standard">
      <style:text-properties officeooo:paragraph-rsid="002fbe8a"/>
    </style:style>
    <style:style style:name="P64" style:family="paragraph" style:parent-style-name="Standard">
      <style:text-properties officeooo:rsid="002fbe8a" officeooo:paragraph-rsid="002fbe8a"/>
    </style:style>
    <style:style style:name="P65" style:family="paragraph" style:parent-style-name="Text_20_body">
      <style:text-properties officeooo:rsid="002fbe8a" officeooo:paragraph-rsid="002fbe8a"/>
    </style:style>
    <style:style style:name="P66" style:family="paragraph" style:parent-style-name="Standard">
      <style:text-properties officeooo:rsid="002fbe8a" officeooo:paragraph-rsid="004a9c7a"/>
    </style:style>
    <style:style style:name="P67" style:family="paragraph" style:parent-style-name="Standard">
      <style:paragraph-properties fo:break-before="page"/>
      <style:text-properties officeooo:rsid="002fbe8a" officeooo:paragraph-rsid="004a9c7a"/>
    </style:style>
    <style:style style:name="P68" style:family="paragraph" style:parent-style-name="Text_20_body">
      <style:text-properties officeooo:rsid="002fbe8a" officeooo:paragraph-rsid="004a9c7a"/>
    </style:style>
    <style:style style:name="P69" style:family="paragraph" style:parent-style-name="Standard">
      <style:text-properties officeooo:rsid="0031719f" officeooo:paragraph-rsid="0031719f"/>
    </style:style>
    <style:style style:name="P70" style:family="paragraph" style:parent-style-name="Standard">
      <style:text-properties officeooo:rsid="0031719f" officeooo:paragraph-rsid="004a9c7a"/>
    </style:style>
    <style:style style:name="P71" style:family="paragraph" style:parent-style-name="Text_20_body">
      <style:text-properties officeooo:rsid="002f5a9b" officeooo:paragraph-rsid="002f5a9b"/>
    </style:style>
    <style:style style:name="P72" style:family="paragraph" style:parent-style-name="Standard">
      <style:text-properties officeooo:rsid="003229c1" officeooo:paragraph-rsid="003229c1"/>
    </style:style>
    <style:style style:name="P73" style:family="paragraph" style:parent-style-name="Standard">
      <style:text-properties officeooo:rsid="003229c1" officeooo:paragraph-rsid="0032ec80"/>
    </style:style>
    <style:style style:name="P74" style:family="paragraph" style:parent-style-name="Standard">
      <style:text-properties officeooo:rsid="003229c1" officeooo:paragraph-rsid="0033b999"/>
    </style:style>
    <style:style style:name="P75" style:family="paragraph" style:parent-style-name="Standard">
      <style:paragraph-properties fo:break-before="page"/>
      <style:text-properties officeooo:rsid="003229c1" officeooo:paragraph-rsid="0033b999"/>
    </style:style>
    <style:style style:name="P76" style:family="paragraph" style:parent-style-name="Standard">
      <style:text-properties officeooo:paragraph-rsid="003229c1"/>
    </style:style>
    <style:style style:name="P77" style:family="paragraph" style:parent-style-name="Standard">
      <style:text-properties officeooo:rsid="0032ec80" officeooo:paragraph-rsid="0032ec80"/>
    </style:style>
    <style:style style:name="P78" style:family="paragraph" style:parent-style-name="Standard">
      <style:text-properties officeooo:paragraph-rsid="0032ec80"/>
    </style:style>
    <style:style style:name="P79" style:family="paragraph" style:parent-style-name="Standard">
      <style:text-properties officeooo:rsid="003557a8" officeooo:paragraph-rsid="003557a8"/>
    </style:style>
    <style:style style:name="P80" style:family="paragraph" style:parent-style-name="Standard">
      <style:text-properties officeooo:rsid="00392302" officeooo:paragraph-rsid="00392302"/>
    </style:style>
    <style:style style:name="P81" style:family="paragraph" style:parent-style-name="Text_20_body">
      <style:text-properties officeooo:rsid="00392302" officeooo:paragraph-rsid="00392302"/>
    </style:style>
    <style:style style:name="P82" style:family="paragraph" style:parent-style-name="Standard">
      <style:text-properties officeooo:paragraph-rsid="00392302"/>
    </style:style>
    <style:style style:name="P83" style:family="paragraph" style:parent-style-name="Standard">
      <style:text-properties officeooo:rsid="003af224" officeooo:paragraph-rsid="003af224"/>
    </style:style>
    <style:style style:name="P84" style:family="paragraph" style:parent-style-name="Text_20_body">
      <style:text-properties officeooo:rsid="003af224" officeooo:paragraph-rsid="003af224"/>
    </style:style>
    <style:style style:name="P85" style:family="paragraph" style:parent-style-name="Text_20_body">
      <style:text-properties officeooo:rsid="003af224" officeooo:paragraph-rsid="004d5a1d"/>
    </style:style>
    <style:style style:name="P86" style:family="paragraph" style:parent-style-name="Standard">
      <style:text-properties officeooo:paragraph-rsid="003af224"/>
    </style:style>
    <style:style style:name="P87" style:family="paragraph" style:parent-style-name="Standard">
      <style:text-properties officeooo:paragraph-rsid="003feb3d"/>
    </style:style>
    <style:style style:name="P88" style:family="paragraph" style:parent-style-name="Standard">
      <style:text-properties officeooo:paragraph-rsid="00406af0"/>
    </style:style>
    <style:style style:name="P89" style:family="paragraph" style:parent-style-name="Text_20_body">
      <style:text-properties officeooo:rsid="003feb3d" officeooo:paragraph-rsid="003feb3d"/>
    </style:style>
    <style:style style:name="P90" style:family="paragraph" style:parent-style-name="Standard">
      <style:text-properties officeooo:rsid="0043c3a0" officeooo:paragraph-rsid="0043c3a0"/>
    </style:style>
    <style:style style:name="P91" style:family="paragraph" style:parent-style-name="Standard">
      <style:text-properties officeooo:rsid="00457f8a" officeooo:paragraph-rsid="00457f8a"/>
    </style:style>
    <style:style style:name="P92" style:family="paragraph" style:parent-style-name="Table_20_Contents">
      <style:text-properties officeooo:rsid="0044df77" officeooo:paragraph-rsid="0044df77"/>
    </style:style>
    <style:style style:name="P93" style:family="paragraph" style:parent-style-name="Table_20_Contents">
      <style:text-properties style:text-underline-style="solid" style:text-underline-width="auto" style:text-underline-color="font-color" officeooo:rsid="00457f8a" officeooo:paragraph-rsid="00457f8a"/>
    </style:style>
    <style:style style:name="P94"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5" style:family="paragraph" style:parent-style-name="Table_20_Contents">
      <style:text-properties officeooo:rsid="00471013" officeooo:paragraph-rsid="00471013"/>
    </style:style>
    <style:style style:name="P96" style:family="paragraph" style:parent-style-name="Table_20_Contents">
      <style:text-properties officeooo:rsid="0047fab3" officeooo:paragraph-rsid="0047fab3"/>
    </style:style>
    <style:style style:name="P97" style:family="paragraph" style:parent-style-name="Standard">
      <style:text-properties officeooo:rsid="0049be1e" officeooo:paragraph-rsid="0049be1e"/>
    </style:style>
    <style:style style:name="P98" style:family="paragraph" style:parent-style-name="Text_20_body">
      <style:text-properties officeooo:paragraph-rsid="00023bf2"/>
    </style:style>
    <style:style style:name="P99" style:family="paragraph" style:parent-style-name="Heading_20_1" style:list-style-name=""/>
    <style:style style:name="P100" style:family="paragraph" style:parent-style-name="Heading_20_1">
      <style:paragraph-properties fo:break-before="page"/>
    </style:style>
    <style:style style:name="P101" style:family="paragraph" style:parent-style-name="Heading_20_1">
      <style:text-properties officeooo:rsid="0015a10e" officeooo:paragraph-rsid="0015a10e"/>
    </style:style>
    <style:style style:name="P102" style:family="paragraph" style:parent-style-name="Heading_20_2" style:list-style-name=""/>
    <style:style style:name="P103" style:family="paragraph" style:parent-style-name="Heading_20_2">
      <style:paragraph-properties fo:break-before="page"/>
    </style:style>
    <style:style style:name="P104" style:family="paragraph" style:parent-style-name="Standard" style:list-style-name="L3">
      <style:text-properties officeooo:paragraph-rsid="0031719f"/>
    </style:style>
    <style:style style:name="P105" style:family="paragraph" style:parent-style-name="Standard" style:list-style-name="L3">
      <style:text-properties officeooo:rsid="0031719f" officeooo:paragraph-rsid="0031719f"/>
    </style:style>
    <style:style style:name="P106" style:family="paragraph" style:parent-style-name="Standard" style:list-style-name="L3">
      <style:text-properties officeooo:rsid="003229c1" officeooo:paragraph-rsid="003229c1"/>
    </style:style>
    <style:style style:name="P107" style:family="paragraph" style:parent-style-name="Standard" style:list-style-name="L4">
      <style:text-properties officeooo:paragraph-rsid="003557a8"/>
    </style:style>
    <style:style style:name="P108" style:family="paragraph" style:parent-style-name="Standard" style:list-style-name="L4">
      <style:text-properties officeooo:rsid="003557a8" officeooo:paragraph-rsid="003557a8"/>
    </style:style>
    <style:style style:name="P109" style:family="paragraph" style:parent-style-name="Standard" style:list-style-name="L4">
      <style:text-properties officeooo:rsid="00567ff3" officeooo:paragraph-rsid="00567ff3"/>
    </style:style>
    <style:style style:name="P110" style:family="paragraph" style:parent-style-name="Standard">
      <loext:graphic-properties draw:fill-gradient-name="gradient" draw:fill-hatch-name="hatch"/>
      <style:text-properties officeooo:rsid="001f26a1" officeooo:paragraph-rsid="001f26a1"/>
    </style:style>
    <style:style style:name="P111" style:family="paragraph" style:parent-style-name="Standard">
      <loext:graphic-properties draw:fill-gradient-name="gradient" draw:fill-hatch-name="hatch"/>
      <style:text-properties officeooo:rsid="005dbb24" officeooo:paragraph-rsid="005dbb24"/>
    </style:style>
    <style:style style:name="P112" style:family="paragraph" style:parent-style-name="Standard">
      <style:text-properties officeooo:rsid="002315fa" officeooo:paragraph-rsid="002315fa"/>
    </style:style>
    <style:style style:name="P113" style:family="paragraph" style:parent-style-name="Table_20_Contents" style:list-style-name="L5">
      <style:text-properties officeooo:rsid="0044df77" officeooo:paragraph-rsid="00457f8a"/>
    </style:style>
    <style:style style:name="P114" style:family="paragraph" style:parent-style-name="Table_20_Contents" style:list-style-name="L5">
      <style:text-properties officeooo:rsid="00471013" officeooo:paragraph-rsid="00471013"/>
    </style:style>
    <style:style style:name="P115" style:family="paragraph" style:parent-style-name="Table_20_Contents" style:list-style-name="L6">
      <style:text-properties officeooo:rsid="0047fab3" officeooo:paragraph-rsid="0047fab3"/>
    </style:style>
    <style:style style:name="P116" style:family="paragraph" style:parent-style-name="Text_20_body" style:list-style-name="L1">
      <style:text-properties officeooo:paragraph-rsid="00023bf2"/>
    </style:style>
    <style:style style:name="P117" style:family="paragraph" style:parent-style-name="Text_20_body" style:list-style-name="L2">
      <style:text-properties officeooo:rsid="0003c916" officeooo:paragraph-rsid="0003c916"/>
    </style:style>
    <style:style style:name="P118" style:family="paragraph" style:parent-style-name="Text_20_body" style:list-style-name="L2">
      <style:text-properties officeooo:rsid="0003fcde" officeooo:paragraph-rsid="0003fcde"/>
    </style:style>
    <style:style style:name="P119" style:family="paragraph" style:parent-style-name="Text_20_body">
      <style:text-properties officeooo:rsid="002f5a9b" officeooo:paragraph-rsid="002f5a9b"/>
    </style:style>
    <style:style style:name="P120" style:family="paragraph" style:parent-style-name="Text_20_body">
      <style:paragraph-properties fo:break-before="page"/>
      <style:text-properties officeooo:rsid="002f5a9b" officeooo:paragraph-rsid="002f5a9b"/>
    </style:style>
    <style:style style:name="P121" style:family="paragraph" style:parent-style-name="Text_20_body">
      <style:text-properties officeooo:rsid="002fbe8a" officeooo:paragraph-rsid="005dbb24"/>
    </style:style>
    <style:style style:name="P122" style:family="paragraph">
      <style:paragraph-properties fo:margin-left="0cm" fo:margin-right="0cm" fo:margin-top="0cm" fo:margin-bottom="0cm" fo:line-height="100%" fo:text-indent="0cm"/>
    </style:style>
    <style:style style:name="P12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5bb1aa"/>
    </style:style>
    <style:style style:name="T2" style:family="text">
      <style:text-properties officeooo:rsid="0001d77b"/>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officeooo:rsid="00023bf2" style:font-style-asian="italic" style:font-style-complex="italic"/>
    </style:style>
    <style:style style:name="T6" style:family="text">
      <style:text-properties fo:font-style="italic" officeooo:rsid="001edd69" style:font-style-asian="italic" style:font-style-complex="italic"/>
    </style:style>
    <style:style style:name="T7" style:family="text">
      <style:text-properties officeooo:rsid="00023bf2"/>
    </style:style>
    <style:style style:name="T8" style:family="text">
      <style:text-properties officeooo:rsid="0003c916"/>
    </style:style>
    <style:style style:name="T9" style:family="text">
      <style:text-properties officeooo:rsid="0003fcde"/>
    </style:style>
    <style:style style:name="T10" style:family="text">
      <style:text-properties officeooo:rsid="00046f11"/>
    </style:style>
    <style:style style:name="T11" style:family="text">
      <style:text-properties officeooo:rsid="0005ca4d"/>
    </style:style>
    <style:style style:name="T12" style:family="text">
      <style:text-properties officeooo:rsid="0007a53c"/>
    </style:style>
    <style:style style:name="T13" style:family="text">
      <style:text-properties officeooo:rsid="0008fdd0"/>
    </style:style>
    <style:style style:name="T14" style:family="text">
      <style:text-properties officeooo:rsid="00090d89"/>
    </style:style>
    <style:style style:name="T15" style:family="text">
      <style:text-properties officeooo:rsid="000a92ff"/>
    </style:style>
    <style:style style:name="T16" style:family="text">
      <style:text-properties officeooo:rsid="000ac87b"/>
    </style:style>
    <style:style style:name="T17" style:family="text">
      <style:text-properties officeooo:rsid="000c9bf2"/>
    </style:style>
    <style:style style:name="T18" style:family="text">
      <style:text-properties officeooo:rsid="000d4a0c"/>
    </style:style>
    <style:style style:name="T19" style:family="text">
      <style:text-properties officeooo:rsid="000eb189"/>
    </style:style>
    <style:style style:name="T20" style:family="text">
      <style:text-properties officeooo:rsid="00106d21"/>
    </style:style>
    <style:style style:name="T21" style:family="text">
      <style:text-properties officeooo:rsid="0011306d"/>
    </style:style>
    <style:style style:name="T22" style:family="text">
      <style:text-properties officeooo:rsid="0011a464"/>
    </style:style>
    <style:style style:name="T23" style:family="text">
      <style:text-properties officeooo:rsid="0011d214"/>
    </style:style>
    <style:style style:name="T24" style:family="text">
      <style:text-properties officeooo:rsid="00135e7b"/>
    </style:style>
    <style:style style:name="T25" style:family="text">
      <style:text-properties officeooo:rsid="001482fc"/>
    </style:style>
    <style:style style:name="T26" style:family="text">
      <style:text-properties officeooo:rsid="0015a10e"/>
    </style:style>
    <style:style style:name="T27" style:family="text">
      <style:text-properties fo:font-weight="bold" style:font-weight-asian="bold" style:font-weight-complex="bold"/>
    </style:style>
    <style:style style:name="T28" style:family="text">
      <style:text-properties fo:font-weight="bold" officeooo:rsid="001f26a1" style:font-weight-asian="bold" style:font-weight-complex="bold"/>
    </style:style>
    <style:style style:name="T29" style:family="text">
      <style:text-properties fo:font-weight="bold" officeooo:rsid="002183ce" style:font-weight-asian="bold" style:font-weight-complex="bold"/>
    </style:style>
    <style:style style:name="T30" style:family="text">
      <style:text-properties fo:font-weight="bold" officeooo:rsid="0031719f" style:font-weight-asian="bold" style:font-weight-complex="bold"/>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1666c5" style:font-name-asian="Liberation Serif1" style:font-name-complex="Liberation Serif1"/>
    </style:style>
    <style:style style:name="T33" style:family="text">
      <style:text-properties style:font-name="Liberation Serif1" officeooo:rsid="0011a464" style:font-name-asian="Liberation Serif1" style:font-name-complex="Liberation Serif1"/>
    </style:style>
    <style:style style:name="T34" style:family="text">
      <style:text-properties style:font-name="Liberation Serif1" officeooo:rsid="0003fcde" style:font-name-asian="Liberation Serif1" style:font-name-complex="Liberation Serif1"/>
    </style:style>
    <style:style style:name="T35" style:family="text">
      <style:text-properties style:font-name="Liberation Serif1" officeooo:rsid="0011d214" style:font-name-asian="Liberation Serif1" style:font-name-complex="Liberation Serif1"/>
    </style:style>
    <style:style style:name="T36" style:family="text">
      <style:text-properties style:font-name="Liberation Serif1" officeooo:rsid="0017417c" style:font-name-asian="Liberation Serif1" style:font-name-complex="Liberation Serif1"/>
    </style:style>
    <style:style style:name="T37" style:family="text">
      <style:text-properties style:font-name="Liberation Serif1" officeooo:rsid="000c9bf2" style:font-name-asian="Liberation Serif1" style:font-name-complex="Liberation Serif1"/>
    </style:style>
    <style:style style:name="T38" style:family="text">
      <style:text-properties style:font-name="Liberation Serif1" officeooo:rsid="001766af" style:font-name-asian="Liberation Serif1" style:font-name-complex="Liberation Serif1"/>
    </style:style>
    <style:style style:name="T39" style:family="text">
      <style:text-properties style:font-name="Liberation Serif1" fo:font-weight="normal" officeooo:rsid="001666c5" style:font-name-asian="Liberation Serif1" style:font-weight-asian="normal" style:font-name-complex="Liberation Serif1" style:font-weight-complex="normal"/>
    </style:style>
    <style:style style:name="T40" style:family="text">
      <style:text-properties style:font-name="Liberation Serif1" fo:font-weight="bold" style:font-name-asian="Liberation Serif1" style:font-weight-asian="bold" style:font-name-complex="Liberation Serif1" style:font-weight-complex="bold"/>
    </style:style>
    <style:style style:name="T41" style:family="text">
      <style:text-properties style:font-name="Liberation Serif1" fo:font-weight="bold" officeooo:rsid="000c9bf2" style:font-name-asian="Liberation Serif1" style:font-weight-asian="bold" style:font-name-complex="Liberation Serif1" style:font-weight-complex="bold"/>
    </style:style>
    <style:style style:name="T42" style:family="text">
      <style:text-properties officeooo:rsid="001766af"/>
    </style:style>
    <style:style style:name="T43" style:family="text">
      <style:text-properties officeooo:rsid="0018c15e"/>
    </style:style>
    <style:style style:name="T44" style:family="text">
      <style:text-properties officeooo:rsid="001af22d"/>
    </style:style>
    <style:style style:name="T45" style:family="text">
      <style:text-properties officeooo:rsid="001b9acb"/>
    </style:style>
    <style:style style:name="T46" style:family="text">
      <style:text-properties officeooo:rsid="001ce81b"/>
    </style:style>
    <style:style style:name="T47" style:family="text">
      <style:text-properties officeooo:rsid="001edd69"/>
    </style:style>
    <style:style style:name="T48" style:family="text">
      <style:text-properties officeooo:rsid="001f26a1"/>
    </style:style>
    <style:style style:name="T49" style:family="text">
      <style:text-properties officeooo:rsid="00205d6e"/>
    </style:style>
    <style:style style:name="T50" style:family="text">
      <style:text-properties officeooo:rsid="002183ce"/>
    </style:style>
    <style:style style:name="T51" style:family="text">
      <style:text-properties officeooo:rsid="002315fa"/>
    </style:style>
    <style:style style:name="T52" style:family="text">
      <style:text-properties officeooo:rsid="00235ed2"/>
    </style:style>
    <style:style style:name="T53" style:family="text">
      <style:text-properties officeooo:rsid="0023b4dc"/>
    </style:style>
    <style:style style:name="T54" style:family="text">
      <style:text-properties officeooo:rsid="0024e6fe"/>
    </style:style>
    <style:style style:name="T55" style:family="text">
      <style:text-properties officeooo:rsid="00251ef6"/>
    </style:style>
    <style:style style:name="T56" style:family="text">
      <style:text-properties officeooo:rsid="0026074f"/>
    </style:style>
    <style:style style:name="T57" style:family="text">
      <style:text-properties officeooo:rsid="002784d6"/>
    </style:style>
    <style:style style:name="T58" style:family="text">
      <style:text-properties officeooo:rsid="002a6de4"/>
    </style:style>
    <style:style style:name="T59" style:family="text">
      <style:text-properties officeooo:rsid="002a9739"/>
    </style:style>
    <style:style style:name="T60" style:family="text">
      <style:text-properties officeooo:rsid="002b88e2"/>
    </style:style>
    <style:style style:name="T61" style:family="text">
      <style:text-properties officeooo:rsid="002c0d7a"/>
    </style:style>
    <style:style style:name="T62" style:family="text">
      <style:text-properties officeooo:rsid="002c6ea4"/>
    </style:style>
    <style:style style:name="T63" style:family="text">
      <style:text-properties officeooo:rsid="002dca07"/>
    </style:style>
    <style:style style:name="T64" style:family="text">
      <style:text-properties officeooo:rsid="002f5a9b"/>
    </style:style>
    <style:style style:name="T65" style:family="text">
      <style:text-properties officeooo:rsid="0031719f"/>
    </style:style>
    <style:style style:name="T66" style:family="text">
      <style:text-properties officeooo:rsid="0032ec80"/>
    </style:style>
    <style:style style:name="T67" style:family="text">
      <style:text-properties officeooo:rsid="003557a8"/>
    </style:style>
    <style:style style:name="T68" style:family="text">
      <style:text-properties officeooo:rsid="0037252b"/>
    </style:style>
    <style:style style:name="T69" style:family="text">
      <style:text-properties officeooo:rsid="00380394"/>
    </style:style>
    <style:style style:name="T70" style:family="text">
      <style:text-properties officeooo:rsid="00392302"/>
    </style:style>
    <style:style style:name="T71" style:family="text">
      <style:text-properties officeooo:rsid="003af224"/>
    </style:style>
    <style:style style:name="T72" style:family="text">
      <style:text-properties officeooo:rsid="003bccf5"/>
    </style:style>
    <style:style style:name="T73" style:family="text">
      <style:text-properties officeooo:rsid="003d2dae"/>
    </style:style>
    <style:style style:name="T74" style:family="text">
      <style:text-properties officeooo:rsid="003fb035"/>
    </style:style>
    <style:style style:name="T75" style:family="text">
      <style:text-properties officeooo:rsid="003feb3d"/>
    </style:style>
    <style:style style:name="T76" style:family="text">
      <style:text-properties officeooo:rsid="00406af0"/>
    </style:style>
    <style:style style:name="T77" style:family="text">
      <style:text-properties officeooo:rsid="00417b7a"/>
    </style:style>
    <style:style style:name="T78" style:family="text">
      <style:text-properties officeooo:rsid="00418ce4"/>
    </style:style>
    <style:style style:name="T79" style:family="text">
      <style:text-properties officeooo:rsid="0042c14d"/>
    </style:style>
    <style:style style:name="T80" style:family="text">
      <style:text-properties officeooo:rsid="0044df77"/>
    </style:style>
    <style:style style:name="T81" style:family="text">
      <style:text-properties officeooo:rsid="00457f8a"/>
    </style:style>
    <style:style style:name="T82" style:family="text">
      <style:text-properties officeooo:rsid="00471013"/>
    </style:style>
    <style:style style:name="T83" style:family="text">
      <style:text-properties officeooo:rsid="004c5107"/>
    </style:style>
    <style:style style:name="T84" style:family="text">
      <style:text-properties officeooo:rsid="004d1211"/>
    </style:style>
    <style:style style:name="T85" style:family="text">
      <style:text-properties officeooo:rsid="004d5a1d"/>
    </style:style>
    <style:style style:name="T86" style:family="text">
      <style:text-properties officeooo:rsid="004ee77b"/>
    </style:style>
    <style:style style:name="T87" style:family="text">
      <style:text-properties officeooo:rsid="0050be51"/>
    </style:style>
    <style:style style:name="T88" style:family="text">
      <style:text-properties officeooo:rsid="0052a619"/>
    </style:style>
    <style:style style:name="T89" style:family="text">
      <style:text-properties officeooo:rsid="00567ff3"/>
    </style:style>
    <style:style style:name="T90" style:family="text">
      <style:text-properties officeooo:rsid="005a73e5"/>
    </style:style>
    <style:style style:name="T91" style:family="text">
      <style:text-properties officeooo:rsid="005dbb24"/>
    </style:style>
    <style:style style:name="T92" style:family="text">
      <style:text-properties officeooo:rsid="005e9932"/>
    </style:style>
    <style:style style:name="T9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4">This library was </text:span><text:span text:style-name="T15">originally </text:span><text:a xlink:type="simple" xlink:href="https://www.bernd-paysan.de/mini-oof.html" text:style-name="Internet_20_link" text:visited-style-name="Visited_20_Internet_20_Link"><text:span text:style-name="T15">created by Bernd Paysan</text:span></text:a><text:span text:style-name="T15"> </text:span><text:span text:style-name="T24">specifically with </text:span><text:span text:style-name="T17"><text:s/>microcontroller</text:span><text:span text:style-name="T24">s</text:span><text:span text:style-name="T19"> </text:span><text:span text:style-name="T17">in mind</text:span>. <text:span text:style-name="T24">It packs quite a punch for it’s size.</text:span></text:p>
      <text:p text:style-name="P4"/>
      <text:p text:style-name="P4">Why <text:span text:style-name="T15">is object oriented code</text:span> useful? Well – forth programming is all about creating a problem-specif<text:span text:style-name="T14">i</text:span>c language <text:span text:style-name="T15">with which</text:span> <text:span text:style-name="T15">to </text:span><text:span text:style-name="T20">construct</text:span> <text:span text:style-name="T20">an</text:span> application. Programming in basic forth is all very well – but it’s like driving in 1<text:span text:style-name="T3">st</text:span> gear <text:span text:style-name="T20">all the time</text:span>. Better to create <text:span text:style-name="T15">more sophisticated </text:span>components that allow you to write your program <text:span text:style-name="T20">in ‘top gear’ </text:span>with <text:span text:style-name="T4">less</text:span> writing and <text:span text:style-name="T4">better</text:span> readability. <text:span text:style-name="T20">Definitely worth a honk on the horn.</text:span></text:p>
      <text:p text:style-name="P4"/>
      <text:p text:style-name="P61">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7">for</text:span> creat<text:span text:style-name="T7">ing</text:span> new <text:span text:style-name="T9">classes of </text:span>components are the words CREATE and DOES&gt;. These are fine for simple <text:span text:style-name="T16">to medium</text:span> <text:span text:style-name="T14">things</text:span>, but code <text:span text:style-name="T7">readability </text:span><text:span text:style-name="T14">rapidly </text:span><text:span text:style-name="T7">goes down</text:span> as the component complexity rises. <text:span text:style-name="T24">We’ve all heard the complaint that Forth is a write-only language.</text:span> <text:span text:style-name="T24">This issue</text:span> is <text:span text:style-name="T24">illustrated</text:span><text:span text:style-name="T14"> </text:span><text:span text:style-name="T62">by</text:span><text:span text:style-name="T24"> comparing</text:span><text:span text:style-name="T14"> </text:span><text:span text:style-name="T7">two very similar components:-</text:span></text:p>
      <text:p text:style-name="P3"/>
      <text:list xml:id="list3399892641" text:style-name="L1">
        <text:list-item>
          <text:p text:style-name="P116"><text:span text:style-name="T7">This </text:span><text:a xlink:type="simple" xlink:href="https://github.com/bob-g4bby/Bob-Edwards--Forth-Stuff/blob/main/ESP32/Simple%20Stacks%20for%20ESP32forth.fth" text:style-name="Internet_20_link" text:visited-style-name="Visited_20_Internet_20_Link"><text:span text:style-name="T2">code for creating as many new stacks</text:span></text:a><text:span text:style-name="T2"> as you like. </text:span><text:span text:style-name="T7">It’s very readable, very </text:span><text:span text:style-name="T16">f</text:span><text:span text:style-name="T7">ew variables are needed ( 1! ) per stack. That variable is stored as the first cell in each stack, followed by the actual stack block.</text:span></text:p>
        </text:list-item>
        <text:list-item>
          <text:p text:style-name="P116"><text:span text:style-name="T7">This code is for a </text:span><text:a xlink:type="simple" xlink:href="https://github.com/bob-g4bby/Bob-Edwards--Forth-Stuff/blob/main/ESP32/Simple%20queue%20for%20ESP32forth.fth" text:style-name="Internet_20_link" text:visited-style-name="Visited_20_Internet_20_Link"><text:span text:style-name="T7">very similar component - a queue</text:span></text:a><text:span text:style-name="T7">. Per queue, we need </text:span><text:span text:style-name="T15">the</text:span><text:span text:style-name="T7"> variables </text:span><text:span text:style-name="T5">head, tail, size, used</text:span><text:span text:style-name="T7"> + the data block. Again, the variables are nearest to the start of the definition </text:span><text:span text:style-name="T20">( although that’s hard to tell )</text:span><text:span text:style-name="T7">, with the data block following. Notice several things – the location </text:span><text:span text:style-name="T14">and size</text:span><text:span text:style-name="T7"> of each variable isn’t obvious; </text:span><text:span text:style-name="T8">and </text:span><text:span text:style-name="T7">we need quite a few ‘helper’ words to access them – </text:span><text:span text:style-name="T8">cluttering up the dictionary with low-grade special-to-queues words. Overall, understanding how the queue works is </text:span><text:span text:style-name="T15">not as easy as the code for </text:span><text:span text:style-name="T20">the</text:span><text:span text:style-name="T15"> stack, </text:span><text:span text:style-name="T16">despite being closely related.</text:span></text:p>
        </text:list-item>
      </text:list>
      <text:p text:style-name="P98"/>
      <text:p text:style-name="P24">Both pieces of code are reasonably well commented – but that doesn’t improve readability that much. <text:span text:style-name="T83">Hand-made object orientation works but is hard to maintain. </text:span><text:span text:style-name="T1">Here’s </text:span><text:a xlink:type="simple" xlink:href="https://archive.org/details/object-oriented-forth-implementation-of-data-structures-by-pountain-dick-z-lib.org" text:style-name="Internet_20_link" text:visited-style-name="Visited_20_Internet_20_Link"><text:span text:style-name="T1">Dick Pountain’s book</text:span></text:a><text:span text:style-name="T1"> about that kind of code.</text:span></text:p>
      <text:p text:style-name="P24"/>
      <text:p text:style-name="P5">If we go onto create more sophisticated components, like a <text:span text:style-name="T15">recipe for creating </text:span>state-machine<text:span text:style-name="T15">s</text:span> for instance, then <text:s/>readability can dip <text:span text:style-name="T17">even </text:span>lower <text:span text:style-name="T24">and accidentally </text:span><text:span text:style-name="T62">introduc</text:span><text:span text:style-name="T24">ing bugs gets more likely</text:span>.</text:p>
      <text:h text:style-name="P99" text:outline-level="1"/>
      <text:h text:style-name="P100" text:outline-level="1">Enter Object Oriented Programming</text:h>
      <text:p text:style-name="P5">So – we <text:span text:style-name="T47">probably </text:span>want to create components <text:span text:style-name="T13">(Objects)</text:span> <text:span text:style-name="T16">for the following reasons</text:span>:-</text:p>
      <text:p text:style-name="P5"/>
      <text:list xml:id="list3363067829" text:style-name="L2">
        <text:list-item>
          <text:p text:style-name="P117">We may <text:span text:style-name="T62">have a need</text:span> to create a fixed number of named components <text:span text:style-name="T16">which all work the same way</text:span>. They all have their <text:span text:style-name="T16">own </text:span>private variables as part of the internal machinery and they all <text:span text:style-name="T16">share code</text:span> – <text:span text:style-name="T13">they </text:span><text:span text:style-name="T16">all </text:span>use the same ‘<text:span text:style-name="T13">M</text:span>ethods’ to <text:span text:style-name="T16">function</text:span>. <text:span text:style-name="T63">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3">Actor</text:span></text:a><text:span text:style-name="T63">.</text:span></text:p>
        </text:list-item>
        <text:list-item>
          <text:p text:style-name="P117">We may want to create a variable number of temporary, unnamed components <text:span text:style-name="T13">or Objects</text:span> during program operation to <text:span text:style-name="T9">react</text:span> to conditions <text:span text:style-name="T16">as the application runs</text:span>. These <text:span text:style-name="T13">Objects</text:span> <text:span text:style-name="T16">may </text:span><text:span text:style-name="T63">need to </text:span><text:span text:style-name="T16">be </text:span>destroyed <text:span text:style-name="T16">later</text:span> when no longer useful, <text:span text:style-name="T16">so they don’t take up memory any more. (e.g. </text:span><text:span text:style-name="T24">c</text:span><text:span text:style-name="T16">atering for a varying number of users connecting and disconnecting to </text:span><text:span text:style-name="T20">an</text:span><text:span text:style-name="T16"> application via WiFi)</text:span></text:p>
        </text:list-item>
        <text:list-item>
          <text:p text:style-name="P118">We may need to create <text:span text:style-name="T13">Objects</text:span> that are very similar to other <text:span text:style-name="T13">Object</text:span>s, with one or two differen<text:span text:style-name="T17">t</text:span> or extra <text:span text:style-name="T17">behaviours</text:span>. How to do that <text:span text:style-name="T14">with</text:span> the smallest amount of writing / <text:span text:style-name="T24">in the smallest</text:span> code space <text:span text:style-name="T20">without tying ourselves in knots</text:span>?</text:p>
        </text:list-item>
      </text:list>
      <text:h text:style-name="Heading_20_1" text:outline-level="1">Writing a recipe for <text:span text:style-name="T26">making</text:span> component<text:span text:style-name="T26">s</text:span> – the Class</text:h>
      <text:p text:style-name="P6">A Class defines the variables <text:span text:style-name="T10">(internal storage)</text:span> and methods ( code that makes the Class do it’s thing ) <text:span text:style-name="T11">as a </text:span><text:span text:style-name="T63">self contained</text:span><text:span text:style-name="T11"> recipe.</text:span> In Mini-OOF this looks like:-</text:p>
      <text:h text:style-name="Heading_20_2" text:outline-level="2">Creating a Class</text:h>
      <text:p text:style-name="P15">A CLASS is <text:span text:style-name="T14">the</text:span> recipe for making as many identical <text:span text:style-name="T14">component</text:span>s as we need. The components <text:span text:style-name="T17">created from the CLASS’s recipe</text:span> are called O<text:span text:style-name="T90">bjects</text:span>. Each O<text:span text:style-name="T90">bject</text:span> has internal <text:span text:style-name="T90">variables</text:span> (called VARs) and code (called METHODs) to <text:span text:style-name="T90">may </text:span>operate on th<text:span text:style-name="T90">e</text:span> <text:span text:style-name="T12">internal </text:span><text:span text:style-name="T90">variables</text:span>, data on the stack, <text:span text:style-name="T12">other </text:span><text:span text:style-name="T90">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0">\ <text:s/>This Class’s parent is Object, a ‘do nothing’ ancestor </text:span></text:p>
            <text:p text:style-name="P7"><text:tab/>4 VAR variable1name<text:tab/><text:tab/><text:tab/><text:span text:style-name="T10">\ <text:s/>This defines a variable 4 bytes in size</text:span></text:p>
            <text:p text:style-name="P7"><text:tab/><text:span text:style-name="T10">2</text:span> VAR variable2name<text:tab/><text:tab/> <text:s text:c="11"/><text:span text:style-name="T10">\ <text:s/>This defines a 2 byte variable</text:span></text:p>
            <text:p text:style-name="P7"><text:tab/>METHOD method1name<text:tab/><text:tab/><text:span text:style-name="T10">\ <text:s/>This is a method that will </text:span><text:span text:style-name="T17">run</text:span><text:span text:style-name="T10"> code</text:span></text:p>
            <text:p text:style-name="P7"><text:tab/>METHOD method2name<text:tab/> <text:s text:c="11"/><text:span text:style-name="T10">\ <text:s/>As many as required for this Class</text:span></text:p>
            <text:p text:style-name="P7">END-CLASS <text:span text:style-name="T10">ClassName</text:span><text:span text:style-name="T17">1</text:span><text:span text:style-name="T10"><text:tab/><text:tab/><text:tab/>\ <text:s/>Classname</text:span><text:span text:style-name="T17">1</text:span><text:span text:style-name="T10"> is your name for this Class</text:span></text:p>
          </table:table-cell>
        </table:table-row>
      </table:table>
      <text:p text:style-name="P12"/>
      <text:p text:style-name="P13">So we’<text:span text:style-name="T45">r</text:span>e defining a Class <text:span text:style-name="T11">called ‘ClassName</text:span><text:span text:style-name="T17">1</text:span><text:span text:style-name="T11">’</text:span> with <text:span text:style-name="T20">internal</text:span> <text:span text:style-name="T11">data</text:span> (the <text:span text:style-name="T11">two VARs, </text:span><text:span text:style-name="T79">one is a long, the other is a word</text:span>) and code to make it all work (the <text:span text:style-name="T11">two </text:span><text:span text:style-name="T17">M</text:span><text:span text:style-name="T90">ethod</text:span>s). Notice that the <text:span text:style-name="T90">M</text:span>ethods don’t do anything yet – they’re just place-holders for now.</text:p>
      <text:p text:style-name="P13"/>
      <text:p text:style-name="P13"><text:span text:style-name="T17">Also, </text:span><text:span text:style-name="T83">compare this</text:span><text:span text:style-name="T12"> with CREATE … DOES&gt; : <text:s/></text:span><text:span text:style-name="T17">The anonymous</text:span><text:span text:style-name="T12"> variables</text:span><text:span text:style-name="T14"> </text:span><text:span text:style-name="T91">are now</text:span><text:span text:style-name="T12"> clearly named </text:span><text:span text:style-name="T20">and sized</text:span><text:span text:style-name="T12"> and a Class can </text:span><text:span text:style-name="T90">execute</text:span><text:span text:style-name="T12"> any number of </text:span><text:span text:style-name="T90">Methods</text:span><text:span text:style-name="T12"> whe</text:span><text:span text:style-name="T17">reas CREATE </text:span><text:span text:style-name="T12">DOES&gt; </text:span><text:span text:style-name="T47">executes</text:span><text:span text:style-name="T12"> one ‘</text:span><text:span text:style-name="T91">Method’</text:span><text:span text:style-name="T12"> only. Result - </text:span><text:span text:style-name="T14">much </text:span><text:span text:style-name="T12">more powerful, more readable </text:span><text:span text:style-name="T20">component</text:span><text:span text:style-name="T12">-maker.</text:span></text:p>
      <text:h text:style-name="P102" text:outline-level="2"/>
      <text:h text:style-name="P103" text:outline-level="2">Defining the Methods</text:h>
      <text:p text:style-name="P14">Our Class won’t do anything unless we define what the Methods actually do. Here’s the <text:span text:style-name="T17">syntax</text:span> for tha<text:span text:style-name="T17">t:-</text:span></text:p>
      <text:p text:style-name="P14"/>
      <table:table table:name="Table2" table:style-name="Table2">
        <table:table-column table:style-name="Table2.A"/>
        <table:table-row table:style-name="Table2.1">
          <table:table-cell table:style-name="Table2.A1" office:value-type="string">
            <text:p text:style-name="P9">:<text:span text:style-name="T17">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0">eems like</text:span> a long-winded way of defining a <text:span text:style-name="T63">M</text:span>ethod – defining it’s name and then defining the code separately – why? Well - suppose <text:span text:style-name="T63">with</text:span>in the definition of ‘method1name’ we wanted to call ‘method2name’. If these two methods were ordinary forth words, we would be making a call to code that had yet to be compiled; <text:span text:style-name="T63">but </text:span>forth <text:span text:style-name="T18">does</text:span>n’t allow <text:span text:style-name="T45">forward references</text:span>. <text:span text:style-name="T18">In the </text:span><text:span text:style-name="T63">Class definition</text:span><text:span text:style-name="T18"> above</text:span> all the <text:span text:style-name="T63">M</text:span>ethod names pre-exist, so that any <text:span text:style-name="T63">M</text:span>ethod may call any other <text:span text:style-name="T63">M</text:span>ethod to get the job done – no forward references <text:span text:style-name="T45">involved</text:span>. </text:p>
      <text:p text:style-name="P16"/>
      <text:p text:style-name="P17">The same syntax is used to define all the <text:span text:style-name="T63">M</text:span>ethods for ‘ClassName1’ and we’re done. ‘ClassName1’ is a little factory <text:span text:style-name="T21">waiting to</text:span> churn out as many identical gizmos as we like, each with their own private variable block.</text:p>
      <text:p text:style-name="P17"/>
      <text:h text:style-name="Heading_20_1" text:outline-level="1"><text:span text:style-name="T46">Creat</text:span>ing a <text:span text:style-name="T22">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2">does the job, like a cooky cutter making biscuits.</text:span></text:p>
      <text:p text:style-name="P21"/>
      <text:h text:style-name="Heading_20_1" text:outline-level="1">Running Object<text:span text:style-name="T45">s</text:span></text:h>
      <text:p text:style-name="P19">If we want to access an Object’s VARs, then this <text:span text:style-name="T23">is </text:span>not too different from <text:span text:style-name="T23">using</text:span> Forth’s <text:span text:style-name="T23">ordinary </text:span>var<text:span text:style-name="T23">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9">variable1name <text:s text:c="2"/></text:span>@<text:tab/><text:tab/><text:tab/>\ read <text:span text:style-name="T23">long ‘</text:span>variable1name’</text:p>
            <text:p text:style-name="P19">10 <text:s text:c="3"/>MyObjectName1 <text:s text:c="2"/><text:span text:style-name="T9">variable</text:span>2<text:span text:style-name="T9">name <text:s/></text:span>W<text:span text:style-name="T9">!<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3">These little code fragments can be run from the terminal when debugging a Class, as well as </text:span><text:span text:style-name="T47">included in</text:span><text:span text:style-name="T23"> a word definition - </text:span><text:span text:style-name="T26">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9">method1name</text:span><text:tab/><text:tab/><text:tab/>\ <text:span text:style-name="T23">run method1name</text:span></text:p>
            <text:p text:style-name="P20">MyObjectName1 <text:s text:c="3"/><text:span text:style-name="T9">method</text:span><text:span text:style-name="T23">2</text:span><text:span text:style-name="T9">name<text:tab/><text:tab/> <text:s text:c="11"/></text:span>\ <text:span text:style-name="T23">run method2name</text:span></text:p>
          </table:table-cell>
        </table:table-row>
      </table:table>
      <text:p text:style-name="P23"/>
      <text:p text:style-name="P22">Notice again that <text:span text:style-name="T27">the Object name has to be on the top of the data stack</text:span> before calling the method, so that the right bunch of VARs will be used – if <text:span text:style-name="T25">the method uses any of them</text:span>. <text:span text:style-name="T26">This </text:span><text:span text:style-name="T45">requirement</text:span><text:span text:style-name="T26"> affects the code inside a method ...</text:span></text:p>
      <text:p text:style-name="P22"/>
      <text:h text:style-name="P101" text:outline-level="1">Calling <text:span text:style-name="T44">other </text:span>Methods and Vars from inside a Method</text:h>
      <text:p text:style-name="P25">As we saw in the last section – when calling a <text:s/>Method or Var it is always preceded by the required <text:s/>Object <text:span text:style-name="T44">ID</text:span> – <text:span text:style-name="T44">so the</text:span> Object ID is top of stack when a method starts to execute.<text:span text:style-name="T47"> Mini-OOF </text:span><text:span text:style-name="T6">expects that to be consumed</text:span><text:span text:style-name="T47">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7">NONAME &lt;your forth code for the method&gt; ; ClassName1 DEFINES method1name</text:span></text:p>
            <text:p text:style-name="P11"><text:s text:c="21"/><text:span text:style-name="T39">↑</text:span><text:span text:style-name="T32">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5">same </text:span>Class – convenient. BUT, if we want the method to read input parameters or leave output parameters, then the Object ID on top of <text:span text:style-name="T44">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7">NONAME </text:span></text:p>
            <text:p text:style-name="P28"><text:span text:style-name="T40">&gt;R</text:span><text:span text:style-name="T31"> <text:s text:c="60"/>\ </text:span><text:span text:style-name="T36">transfer</text:span><text:span text:style-name="T31"> the Object ID to the R stack</text:span></text:p>
            <text:p text:style-name="P38">&lt; forth code&gt;</text:p>
            <text:p text:style-name="P28"><text:span text:style-name="T40">R@</text:span><text:span text:style-name="T31"> </text:span><text:span text:style-name="T34">variable1name </text:span><text:span text:style-name="T33">@ </text:span><text:span text:style-name="T31">1+</text:span></text:p>
            <text:p text:style-name="P28"><text:span text:style-name="T40">R@</text:span><text:span text:style-name="T31"> </text:span><text:span text:style-name="T34">variable1name ! <text:s text:c="32"/></text:span><text:span text:style-name="T31">\ increment variable1name, </text:span><text:span text:style-name="T36">get Object ID from R stack</text:span></text:p>
            <text:p text:style-name="P38">&lt; more forth code &gt;</text:p>
            <text:p text:style-name="P29"><text:span text:style-name="T40">R&gt;</text:span><text:span text:style-name="T31"> <text:s/></text:span><text:span text:style-name="T34">method</text:span><text:span text:style-name="T35">2</text:span><text:span text:style-name="T34">name <text:s text:c="36"/></text:span><text:span text:style-name="T36">\ call <text:s/></text:span><text:span text:style-name="T34">method</text:span><text:span text:style-name="T35">2</text:span><text:span text:style-name="T34">name </text:span><text:span text:style-name="T36">and drop Object ID</text:span></text:p>
            <text:p text:style-name="P29"><text:span text:style-name="T34">; <text:s/></text:span><text:span text:style-name="T37">ClassName1 DEFINES method</text:span><text:span text:style-name="T36">2</text:span><text:span text:style-name="T37">name</text:span></text:p>
          </table:table-cell>
        </table:table-row>
      </table:table>
      <text:p text:style-name="P27"/>
      <text:p text:style-name="P31">This is how a Method uses other Methods and VARs from <text:span text:style-name="T44">its own</text:span> Class. The Object ID is <text:span text:style-name="T47">s</text:span>till<text:span text:style-name="T47"> </text:span>hand<text:span text:style-name="T47">y</text:span> on the top of the R stack, but doesn’t mask any <text:span text:style-name="T44">i/o</text:span> <text:span text:style-name="T44">parameters</text:span> <text:span text:style-name="T44">or intermediate results</text:span> on the data stack.</text:p>
      <text:p text:style-name="P31"/>
      <text:p text:style-name="P32"/>
      <text:p text:style-name="P33"><text:span text:style-name="T47">Let’s</text:span> look at some <text:span text:style-name="T42">real</text:span> code – <text:span text:style-name="T42">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2">to save the Object ID at the start</text:span>, repeated use of R@, <text:span text:style-name="T42">then</text:span> <text:span text:style-name="T45">finishing</text:span> with an R&gt; <text:span text:style-name="T42">to consume the Object ID before executing the <text:s/>; word</text:span> <text:span text:style-name="T42">to finish the </text:span><text:span text:style-name="T43">TRUN </text:span><text:span text:style-name="T42">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7">&gt;R</text:span> </text:p>
            <text:p text:style-name="P39">MS-TICKS DUP <text:s text:c="57"/>\ read the present time</text:p>
            <text:p text:style-name="P39"><text:span text:style-name="T27">R@</text:span> STARTTIME @ <text:s text:c="51"/>\ read when this TIMER last ran </text:p>
            <text:p text:style-name="P39">- <text:s text:c="83"/>\ calculate how long ago that is</text:p>
            <text:p text:style-name="P30"><text:span text:style-name="T41">R@</text:span><text:span text:style-name="T37"> PERIOD @ &gt;= <text:s text:c="53"/>\ is it time to run the TCODE </text:span><text:span text:style-name="T38">yet</text:span><text:span text:style-name="T37">? </text:span></text:p>
            <text:p text:style-name="P39">IF</text:p>
            <text:p text:style-name="P39"><text:s/><text:span text:style-name="T27"><text:s text:c="3"/>R@</text:span> STARTTIME ! <text:s text:c="50"/>\ save the present time</text:p>
            <text:p text:style-name="P30"><text:span text:style-name="T37"><text:s text:c="4"/></text:span><text:span text:style-name="T41">R&gt;</text:span><text:span text:style-name="T37"> TCODE @ EXECUTE <text:s text:c="38"/>\ run </text:span><text:span text:style-name="T38">xt</text:span><text:span text:style-name="T37"> stored in TCODE</text:span></text:p>
            <text:p text:style-name="P39">ELSE</text:p>
            <text:p text:style-name="P39"><text:s text:c="4"/>DROP <text:s/><text:span text:style-name="T27">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6">Creat</text:span>ing an Unnamed <text:span text:style-name="T54">Temporary</text:span> Object</text:h>
      <text:p text:style-name="P111">We create unnamed Objects when (a) they are temporary in nature or (b) there would be too many named Objects to handle elegantly.</text:p>
      <text:p text:style-name="P54"/>
      <text:p text:style-name="P54">You’re building a machine which manages up to 20 streams of data, the number of channels required is held in <text:span text:style-name="T51">value</text:span> <text:span text:style-name="T27">chan#</text:span>. You could create 20 named <text:span text:style-name="T87">O</text:span>bjects to deal with <text:span text:style-name="T53">that</text:span>, but <text:span text:style-name="T53">calling the names</text:span> wouldn’t be too handy when it came to running each channel’s code – quite a lot of writing. We could do with handling the channels <text:span text:style-name="T53">as</text:span> an array of Object IDs, <text:span text:style-name="T56">w</text:span>e don’t care about naming the<text:span text:style-name="T56">m</text:span>. <text:span text:style-name="T53">We also don’t want to waste memory </text:span><text:span text:style-name="T91">on</text:span><text:span text:style-name="T53"> </text:span><text:span text:style-name="T63">unused</text:span><text:span text:style-name="T53"> channels.</text:span></text:p>
      <text:p text:style-name="P54"/>
      <text:p text:style-name="P54">The syntax for creating an array of unnamed objects might be:-</text:p>
      <text:p text:style-name="P54"/>
      <table:table table:name="Table10" table:style-name="Table10">
        <table:table-column table:style-name="Table10.A"/>
        <table:table-row table:style-name="Table10.1">
          <table:table-cell table:style-name="Table10.A1" office:value-type="string">
            <text:p text:style-name="P41">CREATE Chann<text:span text:style-name="T49">el</text:span> 20 allot <text:s text:c="39"/><text:span text:style-name="T53">\ this array will store Object IDs or 0 if inactive</text:span></text:p>
            <text:p text:style-name="P44">20 0 DO 0 Channel I cells <text:span text:style-name="T52">+</text:span> <text:s text:c="2"/>! <text:s/>LOOP <text:s text:c="20"/>\ initialise all Channel[I] = 0</text:p>
            <text:p text:style-name="P42">chan# 0 DO</text:p>
            <text:p text:style-name="P40">ClassName1 <text:s text:c="3"/><text:span text:style-name="T28">H</text:span><text:span text:style-name="T27">NEW</text:span> <text:s text:c="3"/><text:span text:style-name="T49">Channel </text:span><text:span text:style-name="T50">I cells +</text:span><text:span text:style-name="T49"> <text:s text:c="2"/>!</text:span> <text:s text:c="10"/><text:span text:style-name="T48">\ </text:span><text:span text:style-name="T49">Channel[I] = Object ID</text:span></text:p>
            <text:p text:style-name="P42">LOOP</text:p>
          </table:table-cell>
        </table:table-row>
      </table:table>
      <text:p text:style-name="P36"/>
      <text:p text:style-name="P55">Notice the use of <text:span text:style-name="T27">HNEW</text:span> instead of NEW. <text:s/>HNEW allocates space on the heap to store all the internal VARS needed by Classname1 <text:span text:style-name="T89">Objects</text:span>, instead of using program space.</text:p>
      <text:p text:style-name="P55"/>
      <text:p text:style-name="P55">Now, when processing each channel, we can access V<text:span text:style-name="T89">AR</text:span>s or execute Methods within a DO LOOP with the phrase:-</text:p>
      <text:p text:style-name="P55"/>
      <table:table table:name="Table11" table:style-name="Table11">
        <table:table-column table:style-name="Table11.A"/>
        <table:table-row table:style-name="Table11.1">
          <table:table-cell table:style-name="Table11.A1" office:value-type="string">
            <text:p text:style-name="P42">Channel <text:span text:style-name="T51">I cells +</text:span> @ <text:s/>&lt;methodname&gt; or &lt;VARname&gt;</text:p>
          </table:table-cell>
        </table:table-row>
      </table:table>
      <text:p text:style-name="P57"/>
      <text:p text:style-name="P55">If <text:span text:style-name="T50">a channel </text:span><text:span text:style-name="T51">becomes </text:span><text:span text:style-name="T53">inactive</text:span><text:span text:style-name="T50">, then we </text:span><text:span text:style-name="T52">don’t </text:span><text:span text:style-name="T50">want to process that channel any more and can remove that channels’ object from memory with:-</text:span></text:p>
      <text:p text:style-name="P56"/>
      <table:table table:name="Table12" table:style-name="Table12">
        <table:table-column table:style-name="Table12.A"/>
        <table:table-row table:style-name="Table12.1">
          <table:table-cell table:style-name="Table12.A1" office:value-type="string">
            <text:p text:style-name="P43">Channel <text:span text:style-name="T51">I cells +</text:span> <text:s text:c="2"/>@ <text:s text:c="2"/><text:span text:style-name="T29">FREE</text:span><text:span text:style-name="T50"> <text:s text:c="39"/>\ Return the channel </text:span><text:span text:style-name="T56">VAR</text:span><text:span text:style-name="T50"> space to the heap</text:span></text:p>
            <text:p text:style-name="P44">0 Channel <text:span text:style-name="T51">I cells </text:span><text:span text:style-name="T52">+</text:span><text:span text:style-name="T51"> </text:span><text:s/>! <text:s text:c="52"/><text:span text:style-name="T51">\ Mark the channel as inactive</text:span></text:p>
          </table:table-cell>
        </table:table-row>
      </table:table>
      <text:p text:style-name="P58"><text:soft-page-break/>We can use the heap word FREE to discard the memory space use<text:span text:style-name="T56">d</text:span> by the Object:-</text:p>
      <text:p text:style-name="P58"/>
      <table:table table:name="Table13" table:style-name="Table13">
        <table:table-column table:style-name="Table13.A"/>
        <table:table-row table:style-name="Table13.1">
          <table:table-cell table:style-name="Table13.A1" office:value-type="string">
            <text:p text:style-name="P46">chan# 0 DO</text:p>
            <text:p text:style-name="P46">Channel I cells + <text:s text:c="59"/>\ <text:s text:c="2"/>Index into the array</text:p>
            <text:p text:style-name="P46">DUP @ <text:s text:c="2"/>0&lt;&gt; <text:s text:c="2"/>IF <text:s text:c="57"/>\ <text:s text:c="2"/>If the channel is active</text:p>
            <text:p text:style-name="P46"><text:tab/>DUP @ <text:span text:style-name="T27">FREE </text:span><text:s text:c="50"/>\ <text:s/>Return Object data to the heap</text:p>
            <text:p text:style-name="P46"><text:s text:c="12"/>0 <text:s/>SWAP <text:s text:c="3"/>! <text:s text:c="54"/>\ <text:s/>and mark the channel inactive</text:p>
            <text:p text:style-name="P46">LOOP</text:p>
          </table:table-cell>
        </table:table-row>
      </table:table>
      <text:p text:style-name="P58"/>
      <text:p text:style-name="P59">We <text:span text:style-name="T55">have </text:span><text:span text:style-name="T57">now</text:span><text:span text:style-name="T55"> </text:span>destroy<text:span text:style-name="T55">ed</text:span> all the channel Objects <text:span text:style-name="T57">we had created with HNEW</text:span> – the heap <text:span text:style-name="T57">size</text:span> is as it was before any of the Objects <text:span text:style-name="T55">were created</text:span>.</text:p>
      <text:p text:style-name="P59"/>
      <text:h text:style-name="Heading_20_1" text:outline-level="1">Creating <text:span text:style-name="T59">New </text:span>Classes <text:span text:style-name="T58">similar to existing ones</text:span></text:h>
      <text:p text:style-name="P60">Suppose we wish to create a <text:span text:style-name="T69">new</text:span> Class which is very similar to one we’ve already created? We <text:span text:style-name="T4">could</text:span> start from scratch – but <text:span text:style-name="T60">would</text:span> end up with a lot of duplicated code, which is wasteful. Keeping <text:span text:style-name="T87">any </text:span>code in sync when a change is made is also a pain and bugs <text:span text:style-name="T60">w</text:span>ould creep in. Instead we can use Inheritance to derive a new Class from an existing one. The new Class inherits all the VARs and Methods from the old Class – <text:span text:style-name="T59">and we</text:span> just define the different parts of the new Class. <text:span text:style-name="T60">Where would this be useful?</text:span></text:p>
      <text:p text:style-name="P60"/>
      <text:p text:style-name="P62">The usual example quoted is drawing <text:span text:style-name="T61">a list of</text:span> <text:span text:style-name="T84">s</text:span><text:span text:style-name="T61">hape </text:span><text:span text:style-name="T84">O</text:span>bjects on <text:span text:style-name="T61">a</text:span> <text:span text:style-name="T84">display.</text:span> <text:span text:style-name="T64">All shapes are related, in that they need to be drawn, moved, erased and so on. Being able to cycle through the list applying a ‘draw’ Method to each </text:span><text:span text:style-name="T84">shape</text:span><text:span text:style-name="T64"> in turn is a powerful technique. We let Mini-OOF determine which ‘draw’ Method is selected for each Object ID so that lines, circles, rectangles and so on are drawn correctly. </text:span><text:span text:style-name="T69">I wouldn’t want to do that in normal forth – it would mean a large case statement to maintain ( and expand when new shapes were added ) - </text:span><text:span text:style-name="T89">very easy to break.</text:span></text:p>
      <text:p text:style-name="P71"><text:a xlink:type="simple" xlink:href="https://github.com/bob-g4bby/Bob-Edwards--Forth-Stuff/blob/main/ESP32/mini-oof%20demo.fth" text:style-name="Internet_20_link" text:visited-style-name="Visited_20_Internet_20_Link"/></text:p>
      <text:p text:style-name="P71"/>
      <text:p text:style-name="P120"><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1"/>
      <text:p text:style-name="P71"><draw:g text:anchor-type="paragraph" draw:z-index="0" draw:name="Group object 1" draw:style-name="gr1"><draw:frame draw:style-name="gr2" draw:text-style-name="P123" xml:id="id1" draw:id="id1" svg:width="4.001cm" svg:height="3.904cm" svg:x="6.543cm" svg:y="0.157cm"><draw:text-box><text:p text:style-name="P122"><text:span text:style-name="T93">pet</text:span></text:p><text:p text:style-name="P122"><text:span text:style-name="T94"><text:s text:c="5"/></text:span><text:span text:style-name="T94">speak</text:span></text:p><text:p text:style-name="P122"><text:span text:style-name="T94"><text:s text:c="5"/></text:span><text:span text:style-name="T94">greet</text:span></text:p><text:p text:style-name="P122"><text:span text:style-name="T94"><text:s text:c="5"/></text:span><text:span text:style-name="T94">walk</text:span></text:p><text:p text:style-name="P122"><text:span text:style-name="T94"><text:s text:c="5"/></text:span><text:span text:style-name="T94">add.</text:span></text:p></draw:text-box></draw:frame><draw:frame draw:style-name="gr3" draw:text-style-name="P123" xml:id="id2" draw:id="id2" svg:width="3.5cm" svg:height="3.174cm" svg:x="3.043cm" svg:y="6.158cm"><draw:text-box><text:p text:style-name="P122"><text:span text:style-name="T93">cat</text:span></text:p><text:p text:style-name="P122"><text:span text:style-name="T94"><text:s text:c="5"/></text:span><text:span text:style-name="T94">speak’</text:span></text:p><text:p text:style-name="P122"><text:span text:style-name="T94"><text:s text:c="5"/></text:span><text:span text:style-name="T94">greet’</text:span></text:p><text:p text:style-name="P122"><text:span text:style-name="T94"><text:s text:c="5"/></text:span><text:span text:style-name="T94">happy</text:span></text:p></draw:text-box></draw:frame><draw:frame draw:style-name="gr4" draw:text-style-name="P123" xml:id="id3" draw:id="id3" svg:width="3.751cm" svg:height="3.5cm" svg:x="10.794cm" svg:y="6.158cm"><draw:text-box><text:p text:style-name="P122"><text:span text:style-name="T93">dog</text:span></text:p><text:p text:style-name="P122"><text:span text:style-name="T94"><text:s text:c="4"/></text:span><text:span text:style-name="T94">speak’</text:span></text:p><text:p text:style-name="P122"><text:span text:style-name="T94"><text:s text:c="5"/></text:span><text:span text:style-name="T94">greet’ </text:span></text:p></draw:text-box></draw:frame><draw:connector draw:style-name="gr5" draw:text-style-name="P124" draw:type="line" svg:x1="8.544cm" svg:y1="4.06cm" svg:x2="4.793cm" svg:y2="6.158cm" draw:start-shape="id1" draw:start-glue-point="2" draw:end-shape="id2" draw:end-glue-point="0" svg:d="M8544 4060l-3751 2098" svg:viewBox="0 0 3752 2099"><text:p/></draw:connector><draw:connector draw:style-name="gr6" draw:text-style-name="P124" draw:type="line" svg:x1="8.543cm" svg:y1="4.06cm" svg:x2="12.668cm" svg:y2="6.158cm" draw:start-shape="id1" draw:start-glue-point="2" draw:end-shape="id3" draw:end-glue-point="0" svg:d="M8543 4060l4125 2098" svg:viewBox="0 0 4128 2099"><text:p/></draw:connector></draw:g><text:span text:style-name="T84">Above is</text:span> the <text:span text:style-name="T89">required </text:span>Class hierarchy:-</text:p>
      <text:p text:style-name="P71"/>
      <text:p text:style-name="P65">A base Class ‘pet’ has four methods ‘speak’,’greet’, ‘walk’ and ‘add.’</text:p>
      <text:p text:style-name="P68">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121">Yes – I know dogs can be happy too, but humour me <text:span text:style-name="T84">for now</text:span>.</text:p>
      <text:p text:style-name="P121"/>
      <text:p text:style-name="P121">Let’s look at the code - <text:span text:style-name="T69">w</text:span>e define the pet Class:-</text:p>
      <text:p text:style-name="P65"/>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4"/>
      <text:p text:style-name="P66">It would be a good idea to make a pet Object and test out the Methods to make sure they work OK before moving on – but we <text:span text:style-name="T89">decide to</text:span> press on. </text:p>
      <text:p text:style-name="P66"/>
      <text:p text:style-name="P67">We create a cat Class:-</text:p>
      <text:p text:style-name="P64"/>
      <table:table table:name="Table15" table:style-name="Table15">
        <table:table-column table:style-name="Table15.A"/>
        <table:table-row table:style-name="Table15.1">
          <table:table-cell table:style-name="Table15.A1" office:value-type="string">
            <text:p text:style-name="P45"><text:span text:style-name="T27">pet</text:span> <text:span text:style-name="T27">class</text:span></text:p>
            <text:p text:style-name="P45"><text:tab/>method <text:s/>happy<text:tab/>\ cats can do more than pets</text:p>
            <text:p text:style-name="P45">end-class cat</text:p>
            <text:p text:style-name="P45">:noname ." cat purrs" drop ; cat defines <text:span text:style-name="T27">happy</text:span></text:p>
            <text:p text:style-name="P45">\ cats override pets for these two methods</text:p>
            <text:p text:style-name="P45">:noname ." cat says meow" drop ; cat defines <text:span text:style-name="T27">speak<text:tab/></text:span></text:p>
            <text:p text:style-name="P45">:noname ." cat raises tail" drop ; cat defines <text:span text:style-name="T27">greet</text:span></text:p>
          </table:table-cell>
        </table:table-row>
      </table:table>
      <text:p text:style-name="P63"/>
      <text:list xml:id="list2616072736" text:style-name="L3">
        <text:list-item>
          <text:p text:style-name="P104"><text:span text:style-name="T65">To ensure that cat inherits all the behaviour of pet, we declare ‘</text:span><text:span text:style-name="T30">pet class</text:span><text:span text:style-name="T65">’ at the top, not ‘object class’</text:span></text:p>
        </text:list-item>
        <text:list-item>
          <text:p text:style-name="P105">You can see defining a new Method for ‘<text:span text:style-name="T27">happy</text:span>’ involve<text:span text:style-name="T88">s</text:span> no new syntax</text:p>
        </text:list-item>
        <text:list-item>
          <text:p text:style-name="P105">Neither does redefi<text:span text:style-name="T88">ni</text:span>ng ‘<text:span text:style-name="T27">speak</text:span>’ and ‘<text:span text:style-name="T27">greet</text:span>’ – just make sure the same names are used as in ‘pet’</text:p>
        </text:list-item>
        <text:list-item>
          <text:p text:style-name="P106">We could have added more VARs, they’re declared just like normal</text:p>
        </text:list-item>
      </text:list>
      <text:p text:style-name="P69"/>
      <text:p text:style-name="P69">Now we do the same for the dog Class:-</text:p>
      <text:p text:style-name="P69"/>
      <table:table table:name="Table16" table:style-name="Table16">
        <table:table-column table:style-name="Table16.A"/>
        <table:table-row table:style-name="Table16.1">
          <table:table-cell table:style-name="Table16.A1" office:value-type="string">
            <text:p text:style-name="P47">pet class</text:p>
            <text:p text:style-name="P47">end-class dog</text:p>
            <text:p text:style-name="P47">\ dogs override pets for these two methods</text:p>
            <text:p text:style-name="P47">:noname ." dog says wuff" drop ; dog defines speak<text:tab/></text:p>
            <text:p text:style-name="P47">:noname ." dog wags tail" drop ; dog defines greet</text:p>
          </table:table-cell>
        </table:table-row>
      </table:table>
      <text:p text:style-name="P69"/>
      <text:p text:style-name="P70">Nothing new there.</text:p>
      <text:p text:style-name="P70"/>
      <text:p text:style-name="P70">It’s definitely time to test this all out by running some small code phrases from the terminal. To prepare for that, let’s create named cat and dog Objects:-</text:p>
      <text:p text:style-name="P69"/>
      <table:table table:name="Table17" table:style-name="Table17">
        <table:table-column table:style-name="Table17.A"/>
        <table:table-row table:style-name="Table17.1">
          <table:table-cell table:style-name="Table17.A1" office:value-type="string">
            <text:p text:style-name="P47">\ create a cat and dog object to work with</text:p>
            <text:p text:style-name="P47">cat new constant tibby</text:p>
            <text:p text:style-name="P47">dog new constant fido</text:p>
          </table:table-cell>
        </table:table-row>
      </table:table>
      <text:p text:style-name="P69"/>
      <text:p text:style-name="P72">Let’s test – can our cat and dog walk ok? – after all that is defined in the pet Class:-</text:p>
      <text:p text:style-name="P72"/>
      <table:table table:name="Table18" table:style-name="Table18">
        <table:table-column table:style-name="Table18.A"/>
        <table:table-row table:style-name="Table18.1">
          <table:table-cell table:style-name="Table18.A1" office:value-type="string">
            <text:p text:style-name="P47">--&gt; tibby walk</text:p>
            <text:p text:style-name="P47">pet walks ok</text:p>
            <text:p text:style-name="P47">--&gt; fido walk</text:p>
            <text:p text:style-name="P47">pet walks ok</text:p>
          </table:table-cell>
        </table:table-row>
      </table:table>
      <text:p text:style-name="P72"/>
      <text:p text:style-name="P74">Yes, so this shows that the inheritance of Methods from the parent Class works fine. </text:p>
      <text:p text:style-name="P74"/>
      <text:p text:style-name="P75">What about ‘speak’ and ‘greet’?</text:p>
      <text:p text:style-name="P72"/>
      <table:table table:name="Table19" table:style-name="Table19">
        <table:table-column table:style-name="Table19.A"/>
        <table:table-row table:style-name="Table19.1">
          <table:table-cell table:style-name="Table19.A1" office:value-type="string">
            <text:p text:style-name="P48">--&gt; tibby greet</text:p>
            <text:p text:style-name="P48">cat raises tail ok</text:p>
            <text:p text:style-name="P48">--&gt; fido greet</text:p>
            <text:p text:style-name="P48">dog wags tail ok</text:p>
            <text:p text:style-name="P48">--&gt; tibby speak</text:p>
            <text:p text:style-name="P48">cat says meow ok</text:p>
            <text:p text:style-name="P48">--&gt; fido speak</text:p>
            <text:p text:style-name="P49">dog says wuff ok</text:p>
            <text:p text:style-name="P49">--&gt; tibby happy</text:p>
            <text:p text:style-name="P48">cat purrs ok</text:p>
          </table:table-cell>
        </table:table-row>
      </table:table>
      <text:p text:style-name="P76"/>
      <text:p text:style-name="P72">Here we see that both methods have been overridden and <text:span text:style-name="T89">when the</text:span> animals execute th<text:span text:style-name="T91">ose</text:span>, they do so in different ways. <text:span text:style-name="T66">Also notice that the ‘happy’ method we added to cat works. If you try using ‘fido happy’ the system will crash – fido doesn’t know how to do ‘happy’.</text:span></text:p>
      <text:p text:style-name="P77">One last test – both animals should be able to do some simp<text:span text:style-name="T77">l</text:span>e maths – these are bright pets:-</text:p>
      <text:p text:style-name="P77"/>
      <table:table table:name="Table20" table:style-name="Table20">
        <table:table-column table:style-name="Table20.A"/>
        <table:table-row table:style-name="Table20.1">
          <table:table-cell table:style-name="Table20.A1" office:value-type="string">
            <text:p text:style-name="P49">--&gt; 34 56 fido add.</text:p>
            <text:p text:style-name="P49">n1 + n2 = 90 <text:s/>ok</text:p>
            <text:p text:style-name="P49">--&gt; 12 34 tibby add.</text:p>
            <text:p text:style-name="P49">n1 + n2 = 46 <text:s/>ok</text:p>
          </table:table-cell>
        </table:table-row>
      </table:table>
      <text:p text:style-name="P73"/>
      <text:p text:style-name="P77">Yes, th<text:span text:style-name="T84">is</text:span> method in<text:span text:style-name="T68">h</text:span>erited <text:span text:style-name="T89">and unchanged</text:span> from ‘pet’ works well. Notice the method takes in two parameters from the data stack to do the sum. It could equally well leave results on the stack if that was required. Notice the definition of ‘add.’ <text:span text:style-name="T68">d</text:span>rops the Object ID out of the way, so the parameters can be accessed:-</text:p>
      <text:p text:style-name="P77"/>
      <table:table table:name="Table21" table:style-name="Table21">
        <table:table-column table:style-name="Table21.A"/>
        <table:table-row table:style-name="Table21.1">
          <table:table-cell table:style-name="Table21.A1" office:value-type="string">
            <text:p text:style-name="P49">:noname <text:s/><text:span text:style-name="T27">drop</text:span> + ." n1 + n2 = " . ; <text:s text:c="3"/>pet <text:s text:c="3"/>defines <text:s text:c="3"/>add.<text:tab/> <text:s text:c="2"/>( n1 n2 -- )</text:p>
          </table:table-cell>
        </table:table-row>
      </table:table>
      <text:p text:style-name="P78"/>
      <text:p text:style-name="P77"><text:span text:style-name="T68">The </text:span><text:span text:style-name="T84">add. </text:span><text:span text:style-name="T68">Method</text:span> could have used &gt;R, R@ <text:s/>and R&gt; to preserve the Object ID as we’ve already covered - had there been a need to read and write from the Classes’ VARs or to call other Methods.</text:p>
      <text:p text:style-name="P77"/>
      <text:p text:style-name="P79">In summary, creating new Classes based on parent Classes <text:s/>- ‘Inheritance’ <text:span text:style-name="T68">has the following benefits:-</text:span></text:p>
      <text:p text:style-name="P79"/>
      <text:list xml:id="list1774605073" text:style-name="L4">
        <text:list-item>
          <text:p text:style-name="P107"><text:span text:style-name="T67">Economises on compiled code – </text:span><text:span text:style-name="T68">it’s another form of factoring which is </text:span><text:span text:style-name="T84">one of the goals of writing good forth code</text:span></text:p>
        </text:list-item>
        <text:list-item>
          <text:p text:style-name="P108"><text:span text:style-name="T78">It m</text:span>eans we write less <text:span text:style-name="T68">source code and that’s good for readability too </text:span></text:p>
        </text:list-item>
        <text:list-item>
          <text:p text:style-name="P108">Allows us to code for related objects in a more general fashion e.g. We don’t care what kind of pet we’re dealing with, we can be confident that they’ll all speak</text:p>
        </text:list-item>
        <text:list-item>
          <text:p text:style-name="P109">When we add a new pet type – say donkey – we just create the new Class, we don’t have to fix any other locations in our code.</text:p>
        </text:list-item>
      </text:list>
      <text:p text:style-name="P79"/>
      <text:h text:style-name="P99" text:outline-level="1"/>
      <text:h text:style-name="P100" text:outline-level="1">Calling Methods revisited – <text:span text:style-name="T78">early and late binding</text:span></text:h>
      <text:p text:style-name="P81">We’ve already seen how to call a Method:-</text:p>
      <text:p text:style-name="P81"/>
      <table:table table:name="Table22" table:style-name="Table22">
        <table:table-column table:style-name="Table22.A"/>
        <table:table-row table:style-name="Table22.1">
          <table:table-cell table:style-name="Table22.A1" office:value-type="string">
            <text:p text:style-name="P50">&lt;<text:span text:style-name="T70">ObjectName&gt; &lt;Methodname&gt;</text:span></text:p>
          </table:table-cell>
        </table:table-row>
      </table:table>
      <text:p text:style-name="P82"/>
      <text:p text:style-name="P80">When these two words run, the<text:span text:style-name="T78">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0">However, if we’re sure that the Object will always be the same, we can use ‘early binding’ – the address of the Method to run is calculated during compilation and the call to the Method is placed in-line in the definition. The syntax for that is:-</text:p>
      <text:p text:style-name="P80"/>
      <table:table table:name="Table23" table:style-name="Table23">
        <table:table-column table:style-name="Table23.A"/>
        <table:table-row table:style-name="Table23.1">
          <table:table-cell table:style-name="Table23.A1" office:value-type="string">
            <text:p text:style-name="P50"><text:span text:style-name="T70">[ <text:s text:c="2"/></text:span>&lt;<text:span text:style-name="T70">ObjectName&gt; <text:s text:c="2"/>:: <text:s text:c="3"/>&lt;Methodname&gt; ]</text:span></text:p>
          </table:table-cell>
        </table:table-row>
      </table:table>
      <text:p text:style-name="P80"/>
      <text:p text:style-name="P80">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0"/>
      <text:p text:style-name="P83">Here’s two examples of doing the same thing to make the syntax a bit clearer:-</text:p>
      <text:p text:style-name="P83"/>
      <table:table table:name="Table24" table:style-name="Table24">
        <table:table-column table:style-name="Table24.A"/>
        <table:table-row table:style-name="Table24.1">
          <table:table-cell table:style-name="Table24.A1" office:value-type="string">
            <text:p text:style-name="P51">: TEST1 TIMER1 [ TIMER :: TPRINT ] CR ; <text:s text:c="24"/><text:span text:style-name="T71">\ </text:span>Early binding - <text:span text:style-name="T71">faster</text:span></text:p>
            <text:p text:style-name="P51">: TEST2 TIMER1 TPRINT CR ; <text:s text:c="46"/><text:span text:style-name="T71">\ </text:span>Late binding – <text:span text:style-name="T71">slower</text:span></text:p>
          </table:table-cell>
        </table:table-row>
      </table:table>
      <text:p text:style-name="P86"/>
      <text:p text:style-name="P83">However if we want <text:span text:style-name="T78">a</text:span> Method to work with many Objects:-</text:p>
      <text:p text:style-name="P83"/>
      <table:table table:name="Table25" table:style-name="Table25">
        <table:table-column table:style-name="Table25.A"/>
        <table:table-row table:style-name="Table25.1">
          <table:table-cell table:style-name="Table25.A1" office:value-type="string">
            <text:p text:style-name="P51">: TEST2 TPRINT CR ; <text:s text:c="17"/><text:span text:style-name="T71">( Obj – )</text:span> <text:s text:c="30"/><text:span text:style-name="T71">\ </text:span>Late binding – <text:span text:style-name="T71">slower</text:span></text:p>
          </table:table-cell>
        </table:table-row>
      </table:table>
      <text:p text:style-name="P83"/>
      <text:p text:style-name="P83">Only late binding will do – notice this word expects the Object on top of the stack – we assume all ‘Obj’ can TPRINT, else our application will come tumbling down in a big crash!</text:p>
      <text:p text:style-name="P83"/>
      <text:h text:style-name="Heading_20_1" text:outline-level="1">Crash protection <text:span text:style-name="T72">(</text:span><text:span text:style-name="T73">health warning</text:span><text:span text:style-name="T72">)</text:span></text:h>
      <text:p text:style-name="P85">A<text:span text:style-name="T74">s</text:span> you may have found out in trying Mini-OOF code, it is all too easy to cause forth to crash. Mini-OOF is tiny <text:span text:style-name="T85">but</text:span> <text:span text:style-name="T72">(as far as I can tell) stable if there are no mistakes in your code. However it offers no protection from using the wrong Methods or VARs <text:s/>with an Object. Trying to execute a Class when you meant to use an Object is similarly fatal. </text:span><text:span text:style-name="T85">I</text:span><text:span text:style-name="T72">n th</text:span><text:span text:style-name="T85">ese</text:span><text:span text:style-name="T72"> respect</text:span><text:span text:style-name="T85">s</text:span><text:span text:style-name="T72"> it’s no different from the wrong use of any other Forth word. </text:span><text:span text:style-name="T92">We all know how to use the reset button!</text:span></text:p>
      <text:p text:style-name="P84"/>
      <text:h text:style-name="Heading_20_1" text:outline-level="1">Initialising Objects</text:h>
      <text:p text:style-name="P89">A<text:span text:style-name="T78">s</text:span> it stands, if we want Objects to be initialised, then that is up to us to code. However, we can arrange that when an Object is created it is <text:span text:style-name="T78">auto-</text:span>initialised quite simply. Let us define a new Class which will self-initialise:-</text:p>
      <text:p text:style-name="P89"><text:s/></text:p>
      <table:table table:name="Table26" table:style-name="Table26">
        <table:table-column table:style-name="Table26.A"/>
        <text:soft-page-break/>
        <table:table-row table:style-name="Table26.1">
          <table:table-cell table:style-name="Table26.A1" office:value-type="string">
            <text:p text:style-name="P52"><text:s/>INITOBJECT CLASS</text:p>
            <text:p text:style-name="P52"><text:tab/>cell VAR myvar</text:p>
            <text:p text:style-name="P52">END-CLASS <text:span text:style-name="T75">MyInitClass</text:span></text:p>
            <text:p text:style-name="P52">:noname myvar ! ; <text:s text:c="3"/><text:span text:style-name="T75">MyInitClass</text:span> <text:s text:c="3"/>DEFINES <text:s text:c="3"/>INIT</text:p>
          </table:table-cell>
        </table:table-row>
      </table:table>
      <text:p text:style-name="P89"/>
      <text:p text:style-name="P89">We’ve based ou<text:span text:style-name="T78">r</text:span> class on a special class defined in Mini-OOF – INITOBJECT and we’ve redefined it’s INIT method to suit our purposes – to initialise myvar with a value off the stack.</text:p>
      <text:p text:style-name="P89">When we come to create some Objects it would be like this:-</text:p>
      <text:p text:style-name="P89"><text:s/></text:p>
      <table:table table:name="Table27" table:style-name="Table27">
        <table:table-column table:style-name="Table27.A"/>
        <table:table-row table:style-name="Table27.1">
          <table:table-cell table:style-name="Table27.A1" office:value-type="string">
            <text:p text:style-name="P52">80 <text:s/><text:span text:style-name="T75">MyInitClass</text:span> <text:s text:c="3"/>NEW: <text:s text:c="2"/><text:span text:style-name="T75">MyObject1</text:span></text:p>
            <text:p text:style-name="P53"><text:span text:style-name="T75">55 </text:span><text:s/><text:span text:style-name="T75">MyInitClass</text:span> <text:s text:c="3"/>NEW: <text:s text:c="2"/><text:span text:style-name="T75">MyObject</text:span><text:span text:style-name="T76">2 <text:s text:c="13"/>\ and so on</text:span></text:p>
          </table:table-cell>
        </table:table-row>
      </table:table>
      <text:p text:style-name="P87"/>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3">--&gt; MyObject1 myvar @ .</text:p>
            <text:p text:style-name="P53">80 <text:s/>ok</text:p>
            <text:p text:style-name="P53">--&gt; MyObject2 myvar @ .</text:p>
            <text:p text:style-name="P53">55 <text:s/>ok</text:p>
          </table:table-cell>
        </table:table-row>
      </table:table>
      <text:p text:style-name="P88"/>
      <text:p text:style-name="P2">So myvar took on the required starting value <text:span text:style-name="T78">in each Object.</text:span></text:p>
      <text:p text:style-name="P2"/>
      <text:h text:style-name="Heading_20_1" text:outline-level="1">Conclusion</text:h>
      <text:p text:style-name="P2">Hopefully this has been enough to wet your interest in trying out Mini-OOF on ESP2forth; and you find like me that it makes some jobs <text:span text:style-name="T92">a lot</text:span> easier. Don’t be tempted to turn everything into Objects – it’s just one more tool in the box to use when appropriate.</text:p>
      <text:p text:style-name="P2"/>
      <text:p text:style-name="P2">This paper was written by Bob Edwards, retired EMC engineer and ham radio operator G4BBY in S.W. U.K. in September 2022.</text:p>
      <text:p text:style-name="P2"/>
      <text:h text:style-name="P100" text:outline-level="1">Appendix 1 Internal Stuctures</text:h>
      <text:p text:style-name="P90"/>
      <text:p text:style-name="P90">Mini-OOF constructs a couple of small tables, one when a Class is created, another when an Object is created. If you extend Mini-OOF, then knowing the makeup of these tables is useful:-</text:p>
      <text:p text:style-name="P90"/>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2"/>
          </table:table-cell>
          <table:table-cell table:style-name="Table29.B1" office:value-type="string">
            <text:p text:style-name="P93">OBJECT <text:s/>table</text:p>
          </table:table-cell>
          <table:table-cell table:style-name="Table29.C1" office:value-type="string">
            <text:p text:style-name="Table_20_Contents"/>
          </table:table-cell>
          <table:table-cell table:style-name="Table29.B1" office:value-type="string">
            <text:p text:style-name="P94">VTABLE</text:p>
          </table:table-cell>
          <table:table-cell table:style-name="Table29.E1" office:value-type="string">
            <text:p text:style-name="Table_20_Contents"/>
          </table:table-cell>
        </table:table-row>
        <table:table-row table:style-name="Table29.1">
          <table:table-cell table:style-name="Table29.A1" office:value-type="string">
            <text:p text:style-name="P92">Object → </text:p>
          </table:table-cell>
          <table:table-cell table:style-name="Table29.B2" office:value-type="string">
            <text:p text:style-name="P92">VTABLE pointer</text:p>
          </table:table-cell>
          <table:table-cell table:style-name="Table29.C1" office:value-type="string">
            <text:p text:style-name="Table_20_Contents"><text:s/>→ </text:p>
          </table:table-cell>
          <table:table-cell table:style-name="Table29.B2" office:value-type="string">
            <text:p text:style-name="P92">Total space in bytes <text:span text:style-name="T81">needed </text:span>for VARS </text:p>
          </table:table-cell>
          <table:table-cell table:style-name="Table29.E1" office:value-type="string">
            <text:p text:style-name="Table_20_Contents">← <text:span text:style-name="T80">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2">VAR1</text:p>
          </table:table-cell>
          <table:table-cell table:style-name="Table29.C1" office:value-type="string">
            <text:p text:style-name="Table_20_Contents"/>
          </table:table-cell>
          <table:table-cell table:style-name="Table29.B2" office:value-type="string">
            <text:p text:style-name="P92">Total space in bytes needed for <text:span text:style-name="T82">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2">VAR2</text:p>
          </table:table-cell>
          <table:table-cell table:style-name="Table29.C1" office:value-type="string">
            <text:p text:style-name="Table_20_Contents"/>
          </table:table-cell>
          <table:table-cell table:style-name="Table29.B2" office:value-type="string">
            <text:p text:style-name="P92">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2">VAR3</text:p>
          </table:table-cell>
          <table:table-cell table:style-name="Table29.C1" office:value-type="string">
            <text:p text:style-name="Table_20_Contents"/>
          </table:table-cell>
          <table:table-cell table:style-name="Table29.B2" office:value-type="string">
            <text:p text:style-name="P92">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2">etc..</text:p>
          </table:table-cell>
          <table:table-cell table:style-name="Table29.C1" office:value-type="string">
            <text:p text:style-name="Table_20_Contents"/>
          </table:table-cell>
          <table:table-cell table:style-name="Table29.B2" office:value-type="string">
            <text:p text:style-name="P92">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2"/>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2">etc.</text:p>
          </table:table-cell>
          <table:table-cell table:style-name="Table29.E1" office:value-type="string">
            <text:p text:style-name="Table_20_Contents"/>
          </table:table-cell>
        </table:table-row>
      </table:table>
      <text:p text:style-name="P90"/>
      <text:p text:style-name="P97">If an Object is created using NEW or NEW: , then the Object table is placed in code space. If the Object is created using HNEW, then the Object table is created in the Heap.</text:p>
      <text:p text:style-name="P90"/>
      <text:p text:style-name="P91">When a Class is run, it places the address of it’s VTABLE on the data stack. This <text:span text:style-name="T82">table contains the following </text:span><text:span text:style-name="T86">e</text:span><text:span text:style-name="T82">ntries</text:span>:-</text:p>
      <text:p text:style-name="P91"/>
      <text:list xml:id="list4012432517" text:style-name="L5">
        <text:list-item>
          <text:p text:style-name="P113">Total space in bytes <text:span text:style-name="T81">needed </text:span>for <text:span text:style-name="T82">OBJECT table</text:span> – <text:span text:style-name="T81">so if the Class has t</text:span><text:span text:style-name="T82">hree</text:span><text:span text:style-name="T81"> </text:span><text:span text:style-name="T82">long </text:span><text:span text:style-name="T81">Vars, then this </text:span><text:span text:style-name="T82">cell</text:span><text:span text:style-name="T81"> would contain </text:span><text:span text:style-name="T82">4 + 3 *4 = 16</text:span></text:p>
        </text:list-item>
        <text:list-item>
          <text:p text:style-name="P113">Total space in bytes needed for <text:span text:style-name="T82">the VTABLE</text:span> <text:span text:style-name="T81">– if the Class had t</text:span><text:span text:style-name="T82">hree</text:span><text:span text:style-name="T81"> Methods, then this address would contain </text:span><text:span text:style-name="T82">2 * 4 +3 * 4 <text:s/>= 20</text:span></text:p>
        </text:list-item>
        <text:list-item>
          <text:p text:style-name="P114">A list of cells, each containing a pointer to the start address of a Method in the order in which they were defined in the Class.</text:p>
        </text:list-item>
      </text:list>
      <text:p text:style-name="P95"/>
      <text:p text:style-name="P96">When an Object is run, it place<text:span text:style-name="T85">s</text:span> the address of the Object table on the stack <text:span text:style-name="T92">as the ‘Object ID’</text:span>. This table contains the following entries:-</text:p>
      <text:p text:style-name="P96"/>
      <text:list xml:id="list2904767146" text:style-name="L6">
        <text:list-item>
          <text:p text:style-name="P115">VTABLE pointer – this cell contains a pointer to the Class’s VTABLE, so that the Object has access to it’s methods etc.</text:p>
        </text:list-item>
        <text:list-item>
          <text:p text:style-name="P115">The V<text:span text:style-name="T92">AR</text:span>s are then stored in the following cells in the order in which they were defined.</text:p>
        </text:list-item>
      </text:list>
      <text:p text:style-name="P96"/>
      <text:p text:style-name="P96">When a VAR is run, then it uses a stored offset to calculate the start address of the VAR within the OBJECT table. <text:span text:style-name="T85">The VAR start address is put on the data stack.</text:span></text:p>
      <text:p text:style-name="P96"/>
      <text:p text:style-name="P96">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5bb1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2T09:26:01.938000000</dc:date>
    <meta:editing-duration>PT4H6M7S</meta:editing-duration>
    <meta:editing-cycles>56</meta:editing-cycles>
    <meta:generator>LibreOffice/7.2.7.2$Windows_X86_64 LibreOffice_project/8d71d29d553c0f7dcbfa38fbfda25ee34cce99a2</meta:generator>
    <meta:document-statistic meta:table-count="29" meta:image-count="0" meta:object-count="0" meta:page-count="12" meta:paragraph-count="241" meta:word-count="3981" meta:character-count="22872" meta:non-whitespace-character-count="17645"/>
  </office:meta>
</office:document-meta>
</file>